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b050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fo:color="#00b05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b050" fo:font-style="italic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ALGORITHME Tableau données - EXO 22</text:span></text:p>
      <text:p text:style-name="P2"><text:span text:style-name="T3"><text:tab/></text:span><text:span text:style-name="T4">VARIABLE <text:line-break/><text:tab/><text:tab/>ENTIER<text:s text:c="2"/></text:span><text:span text:style-name="T5">n &lt;- 10, max<text:line-break/></text:span></text:p>
      <text:p text:style-name="P3"><text:span text:style-name="T5"><text:line-break/><text:tab/></text:span><text:span text:style-name="T6">DEBUT</text:span><text:span text:style-name="T7"><text:tab/><text:line-break/><text:tab/></text:span></text:p>
      <text:p text:style-name="P3"><text:span text:style-name="T7"><text:tab/><text:tab/>tab[n] </text:span></text:p>
      <text:p text:style-name="P3"><text:span text:style-name="T7"><text:tab/><text:tab/></text:span></text:p>
      <text:p text:style-name="P3"><text:span text:style-name="T7"><text:tab/><text:tab/></text:span><text:span text:style-name="T8">POUR<text:s/></text:span><text:span text:style-name="T9">i allant de 0 à n-1<text:s/></text:span><text:span text:style-name="T10">ALORS </text:span></text:p>
      <text:p text:style-name="P3"><text:span text:style-name="T11"><text:tab/><text:tab/><text:tab/></text:span><text:span text:style-name="T12">ECRIRE<text:s/></text:span><text:span text:style-name="T13">("Saissisez un nombre :")<text:tab/></text:span></text:p>
      <text:p text:style-name="P3"><text:span text:style-name="T14"><text:tab/><text:tab/><text:tab/>LIRE<text:s/></text:span><text:span text:style-name="T15">(tab[i])</text:span><text:span text:style-name="T16"/></text:p>
      <text:p text:style-name="P3"><text:span text:style-name="T17"><text:tab/><text:tab/></text:span><text:span text:style-name="T18">FIN_POUR</text:span></text:p>
      <text:p text:style-name="P3"><text:span text:style-name="T19"><text:tab/><text:tab/><text:tab/></text:span></text:p>
      <text:p text:style-name="P3"><text:span text:style-name="T19"/></text:p>
      <text:p text:style-name="P3"><text:span text:style-name="T19"><text:tab/><text:tab/>max = tab[0]<text:s text:c="3"/></text:span><text:span text:style-name="T20">//<text:s/></text:span><text:span text:style-name="T21">initaliser la variable MAx</text:span><text:span text:style-name="T22"/></text:p>
      <text:p text:style-name="P3"><text:span text:style-name="T23"><text:tab/><text:tab/></text:span><text:span text:style-name="T24">POUR<text:s/></text:span><text:span text:style-name="T25">i allant de 0 à n-1<text:s/></text:span><text:span text:style-name="T26">FAIRE</text:span><text:span text:style-name="T27"/></text:p>
      <text:p text:style-name="P3"><text:span text:style-name="T27"><text:tab/><text:tab/><text:tab/></text:span><text:span text:style-name="T28">SI<text:s/></text:span><text:span text:style-name="T29">tab[i]&gt;max<text:s/></text:span><text:span text:style-name="T30">ALORS<text:s text:c="3"/></text:span><text:span text:style-name="T31">//<text:s/></text:span><text:span text:style-name="T32">comparer les variables</text:span><text:span text:style-name="T33"/></text:p>
      <text:p text:style-name="P3"><text:span text:style-name="T33"><text:tab/><text:tab/><text:tab/></text:span><text:span text:style-name="T34">max=tab[i]</text:span><text:span text:style-name="T35"><text:tab/></text:span><text:span text:style-name="T36">// attribuer une valeur a la variable max<text:s/></text:span><text:span text:style-name="T37"/></text:p>
      <text:p text:style-name="P3"><text:span text:style-name="T37"><text:tab/><text:tab/><text:tab/></text:span><text:span text:style-name="T38">ECRIRE<text:s/></text:span><text:span text:style-name="T39">( +<text:s/></text:span><text:span text:style-name="T40">PG</text:span><text:span text:style-name="T41"><text:s/>"Est le plus grand nombre");</text:span></text:p>
      <text:p text:style-name="P3"><text:span text:style-name="T41"><text:tab/><text:tab/></text:span><text:span text:style-name="T42">FIN_POUR</text:span><text:span text:style-name="T43"/></text:p>
      <text:p text:style-name="P3"><text:span text:style-name="T43"><text:tab/></text:span></text:p>
      <text:p text:style-name="P4"><text:span text:style-name="T43"><text:tab/></text:span><text:span text:style-name="T44">FIN </text:span></text:p>
      <text:p text:style-name="P4"><text:span text:style-name="T45"/></text:p>
      <text:p text:style-name="P4"><text:span text:style-name="T45"/></text:p>
      <text:p text:style-name="P4"><text:span text:style-name="T45"/></text:p>
      <text:p text:style-name="P4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